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tomic Numbe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tomic Mass</text:p>
          </table:table-cell>
          <table:table-cell office:value-type="string" calcext:value-type="string">
            <text:p>Neutro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.008" calcext:value-type="float">
            <text:p>1.008</text:p>
          </table:table-cell>
          <table:table-cell table:formula="of:=ROUND([.D3])-[.B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float" office:value="4.003" calcext:value-type="float">
            <text:p>4.003</text:p>
          </table:table-cell>
          <table:table-cell table:formula="of:=ROUND([.D4])-[.B4]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6.941" calcext:value-type="float">
            <text:p>6.941</text:p>
          </table:table-cell>
          <table:table-cell table:formula="of:=ROUND([.D5])-[.B5]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float" office:value="9.012" calcext:value-type="float">
            <text:p>9.012</text:p>
          </table:table-cell>
          <table:table-cell table:formula="of:=ROUND([.D6])-[.B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0.811" calcext:value-type="float">
            <text:p>10.811</text:p>
          </table:table-cell>
          <table:table-cell table:formula="of:=ROUND([.D7])-[.B7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2.011" calcext:value-type="float">
            <text:p>12.011</text:p>
          </table:table-cell>
          <table:table-cell table:formula="of:=ROUND([.D8])-[.B8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14.007" calcext:value-type="float">
            <text:p>14.007</text:p>
          </table:table-cell>
          <table:table-cell table:formula="of:=ROUND([.D9])-[.B9]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5.999" calcext:value-type="float">
            <text:p>15.999</text:p>
          </table:table-cell>
          <table:table-cell table:formula="of:=ROUND([.D10])-[.B10]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18.998" calcext:value-type="float">
            <text:p>18.998</text:p>
          </table:table-cell>
          <table:table-cell table:formula="of:=ROUND([.D11])-[.B11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20.18" calcext:value-type="float">
            <text:p>20.18</text:p>
          </table:table-cell>
          <table:table-cell table:formula="of:=ROUND([.D12])-[.B12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22.99" calcext:value-type="float">
            <text:p>22.99</text:p>
          </table:table-cell>
          <table:table-cell table:formula="of:=ROUND([.D13])-[.B13]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float" office:value="24.305" calcext:value-type="float">
            <text:p>24.305</text:p>
          </table:table-cell>
          <table:table-cell table:formula="of:=ROUND([.D14])-[.B14]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float" office:value="26.982" calcext:value-type="float">
            <text:p>26.982</text:p>
          </table:table-cell>
          <table:table-cell table:formula="of:=ROUND([.D15])-[.B15]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float" office:value="28.086" calcext:value-type="float">
            <text:p>28.086</text:p>
          </table:table-cell>
          <table:table-cell table:formula="of:=ROUND([.D16])-[.B16]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float" office:value="30.974" calcext:value-type="float">
            <text:p>30.974</text:p>
          </table:table-cell>
          <table:table-cell table:formula="of:=ROUND([.D17])-[.B17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32.066" calcext:value-type="float">
            <text:p>32.066</text:p>
          </table:table-cell>
          <table:table-cell table:formula="of:=ROUND([.D18])-[.B1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float" office:value="35.453" calcext:value-type="float">
            <text:p>35.453</text:p>
          </table:table-cell>
          <table:table-cell table:formula="of:=ROUND([.D19])-[.B19]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float" office:value="39.948" calcext:value-type="float">
            <text:p>39.948</text:p>
          </table:table-cell>
          <table:table-cell table:formula="of:=ROUND([.D20])-[.B20]" office:value-type="float" office:value="22" calcext:value-type="float">
            <text:p>22</text:p>
          </table:table-cell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float" office:value="39.098" calcext:value-type="float">
            <text:p>39.098</text:p>
          </table:table-cell>
          <table:table-cell table:formula="of:=ROUND([.D21])-[.B21]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float" office:value="40.078" calcext:value-type="float">
            <text:p>40.078</text:p>
          </table:table-cell>
          <table:table-cell table:formula="of:=ROUND([.D22])-[.B22]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float" office:value="44.956" calcext:value-type="float">
            <text:p>44.956</text:p>
          </table:table-cell>
          <table:table-cell table:formula="of:=ROUND([.D23])-[.B23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float" office:value="47.88" calcext:value-type="float">
            <text:p>47.88</text:p>
          </table:table-cell>
          <table:table-cell table:formula="of:=ROUND([.D24])-[.B24]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50.942" calcext:value-type="float">
            <text:p>50.942</text:p>
          </table:table-cell>
          <table:table-cell table:formula="of:=ROUND([.D25])-[.B25]" office:value-type="float" office:value="28" calcext:value-type="float">
            <text:p>28</text:p>
          </table:table-cell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float" office:value="51.996" calcext:value-type="float">
            <text:p>51.996</text:p>
          </table:table-cell>
          <table:table-cell table:formula="of:=ROUND([.D26])-[.B26]" office:value-type="float" office:value="28" calcext:value-type="float">
            <text:p>28</text:p>
          </table:table-cell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float" office:value="54.938" calcext:value-type="float">
            <text:p>54.938</text:p>
          </table:table-cell>
          <table:table-cell table:formula="of:=ROUND([.D27])-[.B27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float" office:value="55.847" calcext:value-type="float">
            <text:p>55.847</text:p>
          </table:table-cell>
          <table:table-cell table:formula="of:=ROUND([.D28])-[.B28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float" office:value="58.933" calcext:value-type="float">
            <text:p>58.933</text:p>
          </table:table-cell>
          <table:table-cell table:formula="of:=ROUND([.D29])-[.B29]" office:value-type="float" office:value="32" calcext:value-type="float">
            <text:p>32</text:p>
          </table:table-cell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58.69" calcext:value-type="float">
            <text:p>58.69</text:p>
          </table:table-cell>
          <table:table-cell table:formula="of:=ROUND([.D30])-[.B30]" office:value-type="float" office:value="31" calcext:value-type="float">
            <text:p>31</text:p>
          </table:table-cell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float" office:value="63.546" calcext:value-type="float">
            <text:p>63.546</text:p>
          </table:table-cell>
          <table:table-cell table:formula="of:=ROUND([.D31])-[.B3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float" office:value="65.39" calcext:value-type="float">
            <text:p>65.39</text:p>
          </table:table-cell>
          <table:table-cell table:formula="of:=ROUND([.D32])-[.B32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office:value-type="string" calcext:value-type="string">
            <text:p>Ga</text:p>
          </table:table-cell>
          <table:table-cell office:value-type="float" office:value="69.723" calcext:value-type="float">
            <text:p>69.723</text:p>
          </table:table-cell>
          <table:table-cell table:formula="of:=ROUND([.D33])-[.B33]" office:value-type="float" office:value="39" calcext:value-type="float">
            <text:p>39</text:p>
          </table:table-cell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office:value-type="string" calcext:value-type="string">
            <text:p>Ge</text:p>
          </table:table-cell>
          <table:table-cell office:value-type="float" office:value="72.61" calcext:value-type="float">
            <text:p>72.61</text:p>
          </table:table-cell>
          <table:table-cell table:formula="of:=ROUND([.D34])-[.B34]"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office:value-type="string" calcext:value-type="string">
            <text:p>As</text:p>
          </table:table-cell>
          <table:table-cell office:value-type="float" office:value="74.922" calcext:value-type="float">
            <text:p>74.922</text:p>
          </table:table-cell>
          <table:table-cell table:formula="of:=ROUND([.D35])-[.B35]" office:value-type="float" office:value="42" calcext:value-type="float">
            <text:p>42</text:p>
          </table:table-cell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office:value-type="float" office:value="78.96" calcext:value-type="float">
            <text:p>78.96</text:p>
          </table:table-cell>
          <table:table-cell table:formula="of:=ROUND([.D36])-[.B36]" office:value-type="float" office:value="45" calcext:value-type="float">
            <text:p>45</text:p>
          </table:table-cell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office:value-type="string" calcext:value-type="string">
            <text:p>Br</text:p>
          </table:table-cell>
          <table:table-cell office:value-type="float" office:value="79.904" calcext:value-type="float">
            <text:p>79.904</text:p>
          </table:table-cell>
          <table:table-cell table:formula="of:=ROUND([.D37])-[.B37]" office:value-type="float" office:value="45" calcext:value-type="float">
            <text:p>45</text:p>
          </table:table-cell>
        </table:table-row>
        <table:table-row table:style-name="ro1">
          <table:table-cell/>
          <table:table-cell table:formula="of:=[.B37]+1"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float" office:value="83.8" calcext:value-type="float">
            <text:p>83.8</text:p>
          </table:table-cell>
          <table:table-cell table:formula="of:=ROUND([.D38])-[.B38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.B38]+1"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float" office:value="85.468" calcext:value-type="float">
            <text:p>85.468</text:p>
          </table:table-cell>
          <table:table-cell table:formula="of:=ROUND([.D39])-[.B39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.B39]+1"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float" office:value="87.62" calcext:value-type="float">
            <text:p>87.62</text:p>
          </table:table-cell>
          <table:table-cell table:formula="of:=ROUND([.D40])-[.B40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.B40]+1"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float" office:value="88.906" calcext:value-type="float">
            <text:p>88.906</text:p>
          </table:table-cell>
          <table:table-cell table:formula="of:=ROUND([.D41])-[.B41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.B41]+1"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float" office:value="91.224" calcext:value-type="float">
            <text:p>91.224</text:p>
          </table:table-cell>
          <table:table-cell table:formula="of:=ROUND([.D42])-[.B42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.B42]+1"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float" office:value="92.906" calcext:value-type="float">
            <text:p>92.906</text:p>
          </table:table-cell>
          <table:table-cell table:formula="of:=ROUND([.D43])-[.B43]" office:value-type="float" office:value="52" calcext:value-type="float">
            <text:p>52</text:p>
          </table:table-cell>
        </table:table-row>
        <table:table-row table:style-name="ro1">
          <table:table-cell/>
          <table:table-cell table:formula="of:=[.B43]+1"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float" office:value="95.94" calcext:value-type="float">
            <text:p>95.94</text:p>
          </table:table-cell>
          <table:table-cell table:formula="of:=ROUND([.D44])-[.B44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.B44]+1" office:value-type="float" office:value="43" calcext:value-type="float">
            <text:p>43</text:p>
          </table:table-cell>
          <table:table-cell office:value-type="string" calcext:value-type="string">
            <text:p>Tc</text:p>
          </table:table-cell>
          <table:table-cell table:style-name="ce1" office:value-type="float" office:value="98" calcext:value-type="float">
            <text:p>98</text:p>
          </table:table-cell>
          <table:table-cell table:formula="of:=ROUND([.D45])-[.B45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.B45]+1" office:value-type="float" office:value="44" calcext:value-type="float">
            <text:p>44</text:p>
          </table:table-cell>
          <table:table-cell office:value-type="string" calcext:value-type="string">
            <text:p>Ru</text:p>
          </table:table-cell>
          <table:table-cell office:value-type="float" office:value="101.07" calcext:value-type="float">
            <text:p>101.07</text:p>
          </table:table-cell>
          <table:table-cell table:formula="of:=ROUND([.D46])-[.B46]" office:value-type="float" office:value="57" calcext:value-type="float">
            <text:p>57</text:p>
          </table:table-cell>
        </table:table-row>
        <table:table-row table:style-name="ro1">
          <table:table-cell/>
          <table:table-cell table:formula="of:=[.B46]+1" office:value-type="float" office:value="45" calcext:value-type="float">
            <text:p>45</text:p>
          </table:table-cell>
          <table:table-cell office:value-type="string" calcext:value-type="string">
            <text:p>Rh</text:p>
          </table:table-cell>
          <table:table-cell office:value-type="float" office:value="102.906" calcext:value-type="float">
            <text:p>102.906</text:p>
          </table:table-cell>
          <table:table-cell table:formula="of:=ROUND([.D47])-[.B47]" office:value-type="float" office:value="58" calcext:value-type="float">
            <text:p>58</text:p>
          </table:table-cell>
        </table:table-row>
        <table:table-row table:style-name="ro1">
          <table:table-cell/>
          <table:table-cell table:formula="of:=[.B47]+1"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float" office:value="106.42" calcext:value-type="float">
            <text:p>106.42</text:p>
          </table:table-cell>
          <table:table-cell table:formula="of:=ROUND([.D48])-[.B48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B48]+1" office:value-type="float" office:value="47" calcext:value-type="float">
            <text:p>47</text:p>
          </table:table-cell>
          <table:table-cell office:value-type="string" calcext:value-type="string">
            <text:p>Ag</text:p>
          </table:table-cell>
          <table:table-cell office:value-type="float" office:value="107.868" calcext:value-type="float">
            <text:p>107.868</text:p>
          </table:table-cell>
          <table:table-cell table:formula="of:=ROUND([.D49])-[.B49]" office:value-type="float" office:value="61" calcext:value-type="float">
            <text:p>61</text:p>
          </table:table-cell>
        </table:table-row>
        <table:table-row table:style-name="ro1">
          <table:table-cell/>
          <table:table-cell table:formula="of:=[.B49]+1"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office:value-type="float" office:value="112.441" calcext:value-type="float">
            <text:p>112.441</text:p>
          </table:table-cell>
          <table:table-cell table:formula="of:=ROUND([.D50])-[.B50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.B50]+1" office:value-type="float" office:value="49" calcext:value-type="float">
            <text:p>49</text:p>
          </table:table-cell>
          <table:table-cell office:value-type="string" calcext:value-type="string">
            <text:p>In</text:p>
          </table:table-cell>
          <table:table-cell office:value-type="float" office:value="114.818" calcext:value-type="float">
            <text:p>114.818</text:p>
          </table:table-cell>
          <table:table-cell table:formula="of:=ROUND([.D51])-[.B51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.B51]+1" office:value-type="float" office:value="50" calcext:value-type="float">
            <text:p>50</text:p>
          </table:table-cell>
          <table:table-cell office:value-type="string" calcext:value-type="string">
            <text:p>Sn</text:p>
          </table:table-cell>
          <table:table-cell office:value-type="float" office:value="118.71" calcext:value-type="float">
            <text:p>118.71</text:p>
          </table:table-cell>
          <table:table-cell table:formula="of:=ROUND([.D52])-[.B52]" office:value-type="float" office:value="69" calcext:value-type="float">
            <text:p>69</text:p>
          </table:table-cell>
        </table:table-row>
        <table:table-row table:style-name="ro1">
          <table:table-cell/>
          <table:table-cell table:formula="of:=[.B52]+1" office:value-type="float" office:value="51" calcext:value-type="float">
            <text:p>51</text:p>
          </table:table-cell>
          <table:table-cell office:value-type="string" calcext:value-type="string">
            <text:p>Sb</text:p>
          </table:table-cell>
          <table:table-cell office:value-type="float" office:value="121.75" calcext:value-type="float">
            <text:p>121.75</text:p>
          </table:table-cell>
          <table:table-cell table:formula="of:=ROUND([.D53])-[.B53]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53]+1" office:value-type="float" office:value="52" calcext:value-type="float">
            <text:p>52</text:p>
          </table:table-cell>
          <table:table-cell office:value-type="string" calcext:value-type="string">
            <text:p>Te</text:p>
          </table:table-cell>
          <table:table-cell office:value-type="float" office:value="127.6" calcext:value-type="float">
            <text:p>127.6</text:p>
          </table:table-cell>
          <table:table-cell table:formula="of:=ROUND([.D54])-[.B54]" office:value-type="float" office:value="76" calcext:value-type="float">
            <text:p>76</text:p>
          </table:table-cell>
        </table:table-row>
        <table:table-row table:style-name="ro1">
          <table:table-cell/>
          <table:table-cell table:formula="of:=[.B54]+1"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float" office:value="126.904" calcext:value-type="float">
            <text:p>126.904</text:p>
          </table:table-cell>
          <table:table-cell table:formula="of:=ROUND([.D55])-[.B55]" office:value-type="float" office:value="74" calcext:value-type="float">
            <text:p>74</text:p>
          </table:table-cell>
        </table:table-row>
        <table:table-row table:style-name="ro1">
          <table:table-cell/>
          <table:table-cell table:formula="of:=[.B55]+1" office:value-type="float" office:value="54" calcext:value-type="float">
            <text:p>54</text:p>
          </table:table-cell>
          <table:table-cell office:value-type="string" calcext:value-type="string">
            <text:p>Xe</text:p>
          </table:table-cell>
          <table:table-cell office:value-type="float" office:value="131.29" calcext:value-type="float">
            <text:p>131.29</text:p>
          </table:table-cell>
          <table:table-cell table:formula="of:=ROUND([.D56])-[.B56]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56]+1"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float" office:value="132.905" calcext:value-type="float">
            <text:p>132.905</text:p>
          </table:table-cell>
          <table:table-cell table:formula="of:=ROUND([.D57])-[.B57]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57]+1"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float" office:value="137.327" calcext:value-type="float">
            <text:p>137.327</text:p>
          </table:table-cell>
          <table:table-cell table:formula="of:=ROUND([.D58])-[.B58]" office:value-type="float" office:value="81" calcext:value-type="float">
            <text:p>81</text:p>
          </table:table-cell>
        </table:table-row>
        <table:table-row table:style-name="ro1">
          <table:table-cell/>
          <table:table-cell table:formula="of:=[.B58]+1"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float" office:value="138.906" calcext:value-type="float">
            <text:p>138.906</text:p>
          </table:table-cell>
          <table:table-cell table:formula="of:=ROUND([.D59])-[.B59]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[.B59]+1"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float" office:value="140.115" calcext:value-type="float">
            <text:p>140.115</text:p>
          </table:table-cell>
          <table:table-cell table:formula="of:=ROUND([.D60])-[.B60]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[.B60]+1"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float" office:value="140.908" calcext:value-type="float">
            <text:p>140.908</text:p>
          </table:table-cell>
          <table:table-cell table:formula="of:=ROUND([.D61])-[.B61]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[.B61]+1" office:value-type="float" office:value="60" calcext:value-type="float">
            <text:p>60</text:p>
          </table:table-cell>
          <table:table-cell office:value-type="string" calcext:value-type="string">
            <text:p>Nd</text:p>
          </table:table-cell>
          <table:table-cell office:value-type="float" office:value="144.24" calcext:value-type="float">
            <text:p>144.24</text:p>
          </table:table-cell>
          <table:table-cell table:formula="of:=ROUND([.D62])-[.B62]" office:value-type="float" office:value="84" calcext:value-type="float">
            <text:p>84</text:p>
          </table:table-cell>
        </table:table-row>
        <table:table-row table:style-name="ro1">
          <table:table-cell/>
          <table:table-cell table:formula="of:=[.B62]+1" office:value-type="float" office:value="61" calcext:value-type="float">
            <text:p>61</text:p>
          </table:table-cell>
          <table:table-cell office:value-type="string" calcext:value-type="string">
            <text:p>Pm</text:p>
          </table:table-cell>
          <table:table-cell table:style-name="ce1" office:value-type="float" office:value="145" calcext:value-type="float">
            <text:p>145</text:p>
          </table:table-cell>
          <table:table-cell table:formula="of:=ROUND([.D63])-[.B63]" office:value-type="float" office:value="84" calcext:value-type="float">
            <text:p>84</text:p>
          </table:table-cell>
        </table:table-row>
        <table:table-row table:style-name="ro1">
          <table:table-cell/>
          <table:table-cell table:formula="of:=[.B63]+1" office:value-type="float" office:value="62" calcext:value-type="float">
            <text:p>62</text:p>
          </table:table-cell>
          <table:table-cell office:value-type="string" calcext:value-type="string">
            <text:p>Sm</text:p>
          </table:table-cell>
          <table:table-cell office:value-type="float" office:value="150.36" calcext:value-type="float">
            <text:p>150.36</text:p>
          </table:table-cell>
          <table:table-cell table:formula="of:=ROUND([.D64])-[.B64]" office:value-type="float" office:value="88" calcext:value-type="float">
            <text:p>88</text:p>
          </table:table-cell>
        </table:table-row>
        <table:table-row table:style-name="ro1">
          <table:table-cell/>
          <table:table-cell table:formula="of:=[.B64]+1" office:value-type="float" office:value="63" calcext:value-type="float">
            <text:p>63</text:p>
          </table:table-cell>
          <table:table-cell office:value-type="string" calcext:value-type="string">
            <text:p>Eu</text:p>
          </table:table-cell>
          <table:table-cell office:value-type="float" office:value="151.965" calcext:value-type="float">
            <text:p>151.965</text:p>
          </table:table-cell>
          <table:table-cell table:formula="of:=ROUND([.D65])-[.B65]" office:value-type="float" office:value="89" calcext:value-type="float">
            <text:p>89</text:p>
          </table:table-cell>
        </table:table-row>
        <table:table-row table:style-name="ro1">
          <table:table-cell/>
          <table:table-cell table:formula="of:=[.B65]+1" office:value-type="float" office:value="64" calcext:value-type="float">
            <text:p>64</text:p>
          </table:table-cell>
          <table:table-cell office:value-type="string" calcext:value-type="string">
            <text:p>Gd</text:p>
          </table:table-cell>
          <table:table-cell office:value-type="float" office:value="157.25" calcext:value-type="float">
            <text:p>157.25</text:p>
          </table:table-cell>
          <table:table-cell table:formula="of:=ROUND([.D66])-[.B66]" office:value-type="float" office:value="93" calcext:value-type="float">
            <text:p>93</text:p>
          </table:table-cell>
        </table:table-row>
        <table:table-row table:style-name="ro1">
          <table:table-cell/>
          <table:table-cell table:formula="of:=[.B66]+1" office:value-type="float" office:value="65" calcext:value-type="float">
            <text:p>65</text:p>
          </table:table-cell>
          <table:table-cell office:value-type="string" calcext:value-type="string">
            <text:p>Tb</text:p>
          </table:table-cell>
          <table:table-cell office:value-type="float" office:value="158.925" calcext:value-type="float">
            <text:p>158.925</text:p>
          </table:table-cell>
          <table:table-cell table:formula="of:=ROUND([.D67])-[.B67]" office:value-type="float" office:value="94" calcext:value-type="float">
            <text:p>94</text:p>
          </table:table-cell>
        </table:table-row>
        <table:table-row table:style-name="ro1">
          <table:table-cell/>
          <table:table-cell table:formula="of:=[.B67]+1" office:value-type="float" office:value="66" calcext:value-type="float">
            <text:p>66</text:p>
          </table:table-cell>
          <table:table-cell office:value-type="string" calcext:value-type="string">
            <text:p>Dy</text:p>
          </table:table-cell>
          <table:table-cell office:value-type="float" office:value="162.5" calcext:value-type="float">
            <text:p>162.5</text:p>
          </table:table-cell>
          <table:table-cell table:formula="of:=ROUND([.D68])-[.B68]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68]+1" office:value-type="float" office:value="67" calcext:value-type="float">
            <text:p>67</text:p>
          </table:table-cell>
          <table:table-cell office:value-type="string" calcext:value-type="string">
            <text:p>Ho</text:p>
          </table:table-cell>
          <table:table-cell office:value-type="float" office:value="164.93" calcext:value-type="float">
            <text:p>164.93</text:p>
          </table:table-cell>
          <table:table-cell table:formula="of:=ROUND([.D69])-[.B69]" office:value-type="float" office:value="98" calcext:value-type="float">
            <text:p>98</text:p>
          </table:table-cell>
        </table:table-row>
        <table:table-row table:style-name="ro1">
          <table:table-cell/>
          <table:table-cell table:formula="of:=[.B69]+1" office:value-type="float" office:value="68" calcext:value-type="float">
            <text:p>68</text:p>
          </table:table-cell>
          <table:table-cell office:value-type="string" calcext:value-type="string">
            <text:p>Er</text:p>
          </table:table-cell>
          <table:table-cell office:value-type="float" office:value="167.26" calcext:value-type="float">
            <text:p>167.26</text:p>
          </table:table-cell>
          <table:table-cell table:formula="of:=ROUND([.D70])-[.B70]" office:value-type="float" office:value="99" calcext:value-type="float">
            <text:p>99</text:p>
          </table:table-cell>
        </table:table-row>
        <table:table-row table:style-name="ro1">
          <table:table-cell/>
          <table:table-cell table:formula="of:=[.B70]+1" office:value-type="float" office:value="69" calcext:value-type="float">
            <text:p>69</text:p>
          </table:table-cell>
          <table:table-cell office:value-type="string" calcext:value-type="string">
            <text:p>Tm</text:p>
          </table:table-cell>
          <table:table-cell office:value-type="float" office:value="168.934" calcext:value-type="float">
            <text:p>168.934</text:p>
          </table:table-cell>
          <table:table-cell table:formula="of:=ROUND([.D71])-[.B71]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71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float" office:value="173.04" calcext:value-type="float">
            <text:p>173.04</text:p>
          </table:table-cell>
          <table:table-cell table:formula="of:=ROUND([.D72])-[.B72]" office:value-type="float" office:value="103" calcext:value-type="float">
            <text:p>103</text:p>
          </table:table-cell>
        </table:table-row>
        <table:table-row table:style-name="ro1">
          <table:table-cell/>
          <table:table-cell table:formula="of:=[.B72]+1" office:value-type="float" office:value="71" calcext:value-type="float">
            <text:p>71</text:p>
          </table:table-cell>
          <table:table-cell office:value-type="string" calcext:value-type="string">
            <text:p>Lu</text:p>
          </table:table-cell>
          <table:table-cell office:value-type="float" office:value="174.967" calcext:value-type="float">
            <text:p>174.967</text:p>
          </table:table-cell>
          <table:table-cell table:formula="of:=ROUND([.D73])-[.B73]" office:value-type="float" office:value="104" calcext:value-type="float">
            <text:p>104</text:p>
          </table:table-cell>
        </table:table-row>
        <table:table-row table:style-name="ro1">
          <table:table-cell/>
          <table:table-cell table:formula="of:=[.B73]+1" office:value-type="float" office:value="72" calcext:value-type="float">
            <text:p>72</text:p>
          </table:table-cell>
          <table:table-cell office:value-type="string" calcext:value-type="string">
            <text:p>Hf</text:p>
          </table:table-cell>
          <table:table-cell office:value-type="float" office:value="178.49" calcext:value-type="float">
            <text:p>178.49</text:p>
          </table:table-cell>
          <table:table-cell table:formula="of:=ROUND([.D75])-[.B74]" office:value-type="float" office:value="109" calcext:value-type="float">
            <text:p>109</text:p>
          </table:table-cell>
        </table:table-row>
        <table:table-row table:style-name="ro1">
          <table:table-cell/>
          <table:table-cell table:formula="of:=[.B74]+1" office:value-type="float" office:value="73" calcext:value-type="float">
            <text:p>73</text:p>
          </table:table-cell>
          <table:table-cell office:value-type="string" calcext:value-type="string">
            <text:p>Ta</text:p>
          </table:table-cell>
          <table:table-cell office:value-type="float" office:value="180.948" calcext:value-type="float">
            <text:p>180.948</text:p>
          </table:table-cell>
          <table:table-cell table:formula="of:=ROUND([.D75])-[.B75]" office:value-type="float" office:value="108" calcext:value-type="float">
            <text:p>108</text:p>
          </table:table-cell>
        </table:table-row>
        <table:table-row table:style-name="ro1">
          <table:table-cell/>
          <table:table-cell table:formula="of:=[.B75]+1" office:value-type="float" office:value="74" calcext:value-type="float">
            <text:p>74</text:p>
          </table:table-cell>
          <table:table-cell table:number-columns-repeated="2"/>
          <table:table-cell table:formula="of:=ROUND([.D76])-[.B76]" office:value-type="float" office:value="-74" calcext:value-type="float">
            <text:p>-74</text:p>
          </table:table-cell>
        </table:table-row>
        <table:table-row table:style-name="ro1">
          <table:table-cell/>
          <table:table-cell table:formula="of:=[.B76]+1" office:value-type="float" office:value="75" calcext:value-type="float">
            <text:p>75</text:p>
          </table:table-cell>
          <table:table-cell table:number-columns-repeated="2"/>
          <table:table-cell table:formula="of:=ROUND([.D77])-[.B77]" office:value-type="float" office:value="-75" calcext:value-type="float">
            <text:p>-75</text:p>
          </table:table-cell>
        </table:table-row>
        <table:table-row table:style-name="ro1">
          <table:table-cell/>
          <table:table-cell table:formula="of:=[.B77]+1" office:value-type="float" office:value="76" calcext:value-type="float">
            <text:p>76</text:p>
          </table:table-cell>
          <table:table-cell table:number-columns-repeated="2"/>
          <table:table-cell table:formula="of:=ROUND([.D78])-[.B78]" office:value-type="float" office:value="-76" calcext:value-type="float">
            <text:p>-76</text:p>
          </table:table-cell>
        </table:table-row>
        <table:table-row table:style-name="ro1">
          <table:table-cell/>
          <table:table-cell table:formula="of:=[.B78]+1" office:value-type="float" office:value="77" calcext:value-type="float">
            <text:p>77</text:p>
          </table:table-cell>
          <table:table-cell table:number-columns-repeated="2"/>
          <table:table-cell table:formula="of:=ROUND([.D79])-[.B79]" office:value-type="float" office:value="-77" calcext:value-type="float">
            <text:p>-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20:34:33.294230304</meta:creation-date>
    <meta:generator>LibreOffice/6.1.4.2$Linux_X86_64 LibreOffice_project/10$Build-2</meta:generator>
    <dc:date>2019-01-04T20:50:02.744904371</dc:date>
    <meta:editing-duration>PT15M31S</meta:editing-duration>
    <meta:editing-cycles>2</meta:editing-cycles>
    <meta:document-statistic meta:table-count="1" meta:cell-count="304" meta:object-count="0"/>
  </office:meta>
</office:document-meta>
</file>